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fe1f" officeooo:paragraph-rsid="000efe1f"/>
    </style:style>
    <style:style style:name="P2" style:family="paragraph" style:parent-style-name="Standard">
      <style:text-properties officeooo:rsid="0010c402" officeooo:paragraph-rsid="0010c402"/>
    </style:style>
    <style:style style:name="P3" style:family="paragraph" style:parent-style-name="Standard">
      <style:text-properties officeooo:rsid="0012a477" officeooo:paragraph-rsid="0012a477"/>
    </style:style>
    <style:style style:name="T1" style:family="text">
      <style:text-properties officeooo:rsid="0010c40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width="6.2972in" svg:height="3.5339in" draw:z-index="0"><draw:object xlink:href="./Object 1" xlink:type="simple" xlink:show="embed" xlink:actuate="onLoad"/><draw:image xlink:href="./ObjectReplacements/Object 1" xlink:type="simple" xlink:show="embed" xlink:actuate="onLoad"/></draw:frame>Increment: .01 (goes from .01 to 1)</text:p>
      <text:p text:style-name="P1">Trials per increment: 100</text:p>
      <text:p text:style-name="P1">Grid size: 50 x 50</text:p>
      <text:p text:style-name="P2">Peak: .62</text:p>
      <text:p text:style-name="P2"/>
      <text:p text:style-name="P2"><draw:frame draw:style-name="fr2" draw:name="Object2" text:anchor-type="paragraph" svg:x="0.2382in" svg:y="0.2236in" svg:width="6.2965in" svg:height="3.5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Increment: .001</text:p>
      <text:p text:style-name="P3">Trials per increment: 10</text:p>
      <text:p text:style-name="P3">Grid size: 1000x1000</text:p>
      <text:p text:style-name="P3">Peak: .5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c4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ames Hought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4:41:15.664132064</meta:creation-date>
    <dc:date>2015-10-15T15:03:32.278559688</dc:date>
    <meta:editing-duration>PT7M</meta:editing-duration>
    <meta:editing-cycles>2</meta:editing-cycles>
    <meta:generator>LibreOffice/4.4.4.3$Linux_X86_64 LibreOffice_project/40m0$Build-3</meta:generator>
    <meta:print-date>2015-10-15T15:03:31.532962664</meta:print-date>
    <meta:document-statistic meta:table-count="0" meta:image-count="0" meta:object-count="2" meta:page-count="1" meta:paragraph-count="9" meta:word-count="31" meta:character-count="172" meta:non-whitespace-character-count="1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76cm" xlink:href="." xlink:type="simple" chart:class="chart:bar" chart:style-name="ch1">
        <chart:legend chart:legend-position="end" svg:x="13.715cm" svg:y="3.936cm" style:legend-expansion="high" chart:style-name="ch2"/>
        <chart:plot-area chart:style-name="ch3" chart:data-source-has-labels="both" svg:x="0.319cm" svg:y="0.179cm" svg:width="13.077cm" svg:height="8.618cm">
          <chartooo:coordinate-region svg:x="0.944cm" svg:y="0.301cm" svg:width="12.186cm" svg:height="7.486cm"/>
          <chart:axis chart:dimension="x" chart:name="primary-x" chart:style-name="ch4" chartooo:axis-type="text">
            <chart:categories table:cell-range-address="local-table.$A$2:.$A$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" chart:label-cell-address="local-table.$B$1" chart:class="chart:bar">
            <chart:data-point chart:repeated="101"/>
          </chart:series>
          <chart:series chart:style-name="ch8" chart:values-cell-range-address="local-table.$C$2:.$C$102" chart:label-cell-address="local-table.$C$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6.879999">
                <text:p>16.87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8.120001">
                <text:p>18.12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4.959999">
                <text:p>24.95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9.139999">
                <text:p>29.13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43.169998">
                <text:p>43.16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75.379997">
                <text:p>75.37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81.599998">
                <text:p>81.5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91.349998">
                <text:p>91.34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96.279999">
                <text:p>96.27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94.160004">
                <text:p>94.160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91.480003">
                <text:p>91.48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92.089996">
                <text:p>92.08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87.839996">
                <text:p>87.839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80.389999">
                <text:p>80.38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78.889999">
                <text:p>78.88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74.300003">
                <text:p>74.30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72.690002">
                <text:p>72.69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70.93">
                <text:p>70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70.059998">
                <text:p>70.05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67.260002">
                <text:p>67.26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65.779999">
                <text:p>65.77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65.239998">
                <text:p>65.23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64.010002">
                <text:p>64.01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62.599998">
                <text:p>62.59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62.459999">
                <text:p>62.45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60.740002">
                <text:p>60.74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60.220001">
                <text:p>60.22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9.380001">
                <text:p>59.38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58.48">
                <text:p>58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57.049999">
                <text:p>57.04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56.360001">
                <text:p>56.36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56.009998">
                <text:p>56.00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55.279999">
                <text:p>55.27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54.860001">
                <text:p>54.86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54.419998">
                <text:p>54.41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53.900002">
                <text:p>53.9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53.439999">
                <text:p>53.43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52.939999">
                <text:p>52.93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52.380001">
                <text:p>52.38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74cm" xlink:href="." xlink:type="simple" chart:class="chart:bar" chart:style-name="ch1">
        <chart:legend chart:legend-position="end" svg:x="13.713cm" svg:y="3.935cm" style:legend-expansion="high" chart:style-name="ch2"/>
        <chart:plot-area chart:style-name="ch3" chart:data-source-has-labels="both" svg:x="0.319cm" svg:y="0.179cm" svg:width="13.075cm" svg:height="8.616cm">
          <chartooo:coordinate-region svg:x="1.319cm" svg:y="0.179cm" svg:width="12.075cm" svg:height="7.484cm"/>
          <chart:axis chart:dimension="x" chart:name="primary-x" chart:style-name="ch4" chartooo:axis-type="text">
            <chart:categories table:cell-range-address="local-table.$A$2:.$A$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02" chart:label-cell-address="local-table.$B$1" chart:class="chart:bar">
            <chart:data-point chart:repeated="1001"/>
          </chart:series>
          <chart:series chart:style-name="ch8" chart:values-cell-range-address="local-table.$C$2:.$C$1002" chart:label-cell-address="local-table.$C$1" chart:class="chart:bar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17.799999">
                <text:p>17.7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16.200001">
                <text:p>16.2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16.799999">
                <text:p>16.7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16.299999">
                <text:p>16.2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16.700001">
                <text:p>16.7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17.200001">
                <text:p>17.2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16.200001">
                <text:p>16.20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18.799999">
                <text:p>18.7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16.700001">
                <text:p>16.7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18.700001">
                <text:p>18.7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17.299999">
                <text:p>17.2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20.299999">
                <text:p>20.2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21.200001">
                <text:p>21.2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18.299999">
                <text:p>18.2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22.200001">
                <text:p>22.2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25.200001">
                <text:p>25.200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22.799999">
                <text:p>22.7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19.799999">
                <text:p>19.7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23.799999">
                <text:p>23.7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19.700001">
                <text:p>19.7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22.200001">
                <text:p>22.2000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23.799999">
                <text:p>23.7999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28.299999">
                <text:p>28.29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24.799999">
                <text:p>24.799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25.799999">
                <text:p>25.799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25.200001">
                <text:p>25.200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25.799999">
                <text:p>25.799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24.200001">
                <text:p>24.200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30.200001">
                <text:p>30.2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32.799999">
                <text:p>32.7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24.299999">
                <text:p>24.2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27.700001">
                <text:p>27.7000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27.799999">
                <text:p>27.7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27.799999">
                <text:p>27.799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31.200001">
                <text:p>31.200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26.700001">
                <text:p>26.7000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31.299999">
                <text:p>31.2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32.400002">
                <text:p>32.4000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32.700001">
                <text:p>32.700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34.099998">
                <text:p>34.099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33.099998">
                <text:p>33.0999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33.099998">
                <text:p>33.0999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32.799999">
                <text:p>32.799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36.599998">
                <text:p>36.5999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38.299999">
                <text:p>38.299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36.799999">
                <text:p>36.799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36.900002">
                <text:p>36.90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46.700001">
                <text:p>46.7000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43.700001">
                <text:p>43.7000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38.400002">
                <text:p>38.4000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38.700001">
                <text:p>38.700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37.700001">
                <text:p>37.7000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40.299999">
                <text:p>40.2999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43.900002">
                <text:p>43.900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33.700001">
                <text:p>33.7000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38.200001">
                <text:p>38.2000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37.900002">
                <text:p>37.9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44.700001">
                <text:p>44.7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49.599998">
                <text:p>49.5999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39.700001">
                <text:p>39.700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43.900002">
                <text:p>43.900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38.900002">
                <text:p>38.900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42.099998">
                <text:p>42.0999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49.799999">
                <text:p>49.799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44.400002">
                <text:p>44.40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46.900002">
                <text:p>46.9000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46.599998">
                <text:p>46.599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51.200001">
                <text:p>51.200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44.599998">
                <text:p>44.599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52.200001">
                <text:p>52.20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57.299999">
                <text:p>57.2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53.900002">
                <text:p>53.9000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52.799999">
                <text:p>52.7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52.200001">
                <text:p>52.2000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62.099998">
                <text:p>62.0999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56.400002">
                <text:p>56.400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58.799999">
                <text:p>58.799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65.300003">
                <text:p>65.300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57.799999">
                <text:p>57.799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59.900002">
                <text:p>59.9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61.200001">
                <text:p>61.2000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74.099998">
                <text:p>74.0999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55.900002">
                <text:p>55.900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63.200001">
                <text:p>63.200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69.900002">
                <text:p>69.900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60.700001">
                <text:p>60.7000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64.599998">
                <text:p>64.5999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70.199997">
                <text:p>70.199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78.400002">
                <text:p>78.400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70.900002">
                <text:p>70.900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86.900002">
                <text:p>86.9000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81.800003">
                <text:p>81.80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89.400002">
                <text:p>89.4000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74.400002">
                <text:p>74.400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81.699997">
                <text:p>81.6999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82.900002">
                <text:p>82.900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80.599998">
                <text:p>80.5999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80.800003">
                <text:p>80.800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88.599998">
                <text:p>88.5999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94.300003">
                <text:p>94.30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96.800003">
                <text:p>96.800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90.300003">
                <text:p>90.300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93.599998">
                <text:p>93.5999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85.400002">
                <text:p>85.4000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102.300003">
                <text:p>102.30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92.400002">
                <text:p>92.4000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116.900002">
                <text:p>116.9000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114.599998">
                <text:p>114.5999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126.199997">
                <text:p>126.1999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110.300003">
                <text:p>110.30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154.300003">
                <text:p>154.3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119.599998">
                <text:p>119.5999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120.199997">
                <text:p>120.1999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165.399994">
                <text:p>165.3999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157.699997">
                <text:p>157.69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140.100006">
                <text:p>140.1000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141.399994">
                <text:p>141.3999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231.300003">
                <text:p>231.300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158.899994">
                <text:p>158.8999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226.100006">
                <text:p>226.1000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185.199997">
                <text:p>185.1999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193.399994">
                <text:p>193.3999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236.399994">
                <text:p>236.3999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263.399994">
                <text:p>263.3999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246.800003">
                <text:p>246.8000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194.300003">
                <text:p>194.300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221.300003">
                <text:p>221.300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333.5">
                <text:p>33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270.200012">
                <text:p>270.200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313.200012">
                <text:p>313.2000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395.600006">
                <text:p>395.6000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373.799988">
                <text:p>373.7999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375.899994">
                <text:p>375.8999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431.799988">
                <text:p>431.7999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622.799988">
                <text:p>622.7999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610.400024">
                <text:p>610.4000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573.200012">
                <text:p>573.2000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679.400024">
                <text:p>679.4000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775.299988">
                <text:p>775.2999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915.599976">
                <text:p>915.5999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1387.400024">
                <text:p>1387.4000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1270.099976">
                <text:p>1270.0999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1204.400024">
                <text:p>1204.4000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1797.599976">
                <text:p>1797.5999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1698.099976">
                <text:p>1698.099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1967.300049">
                <text:p>1967.3000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2289.100098">
                <text:p>2289.1000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2843.300049">
                <text:p>2843.3000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2521.899902">
                <text:p>2521.8999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2798.600098">
                <text:p>2798.6000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2722.699951">
                <text:p>2722.6999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2815.399902">
                <text:p>2815.3999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2554.600098">
                <text:p>2554.6000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2400.399902">
                <text:p>2400.399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2262.800049">
                <text:p>2262.8000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2356.800049">
                <text:p>2356.8000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2355.600098">
                <text:p>2355.6000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2220.899902">
                <text:p>2220.8999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2270.5">
                <text:p>2270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2101.300049">
                <text:p>2101.3000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2064.899902">
                <text:p>2064.8999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2004.5">
                <text:p>200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2113.5">
                <text:p>2113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1948.699951">
                <text:p>1948.6999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1920.099976">
                <text:p>1920.0999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1959.800049">
                <text:p>1959.8000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1897.699951">
                <text:p>1897.6999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1872.800049">
                <text:p>1872.8000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1855.099976">
                <text:p>1855.0999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1817.599976">
                <text:p>1817.5999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1809.599976">
                <text:p>1809.5999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1746.900024">
                <text:p>1746.9000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1752.900024">
                <text:p>1752.900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1702.800049">
                <text:p>1702.8000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1699.699951">
                <text:p>1699.6999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1720.5">
                <text:p>1720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1700.199951">
                <text:p>1700.1999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1657.800049">
                <text:p>1657.8000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1640.300049">
                <text:p>1640.3000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1640.699951">
                <text:p>1640.6999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1639.800049">
                <text:p>1639.8000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1633.5">
                <text:p>1633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1621.599976">
                <text:p>1621.5999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1598.900024">
                <text:p>1598.9000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1592.199951">
                <text:p>1592.1999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1607.099976">
                <text:p>1607.0999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1584.900024">
                <text:p>1584.9000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1570.400024">
                <text:p>1570.400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1561.900024">
                <text:p>1561.900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1563.900024">
                <text:p>1563.9000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1545.5">
                <text:p>1545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1534.099976">
                <text:p>1534.0999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1536.400024">
                <text:p>1536.4000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1520.699951">
                <text:p>1520.699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1521.699951">
                <text:p>1521.6999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1517.900024">
                <text:p>1517.900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1508.599976">
                <text:p>1508.5999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1493.900024">
                <text:p>1493.900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1490.699951">
                <text:p>1490.6999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1483.800049">
                <text:p>1483.8000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1481.5">
                <text:p>1481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1476.599976">
                <text:p>1476.5999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1464.400024">
                <text:p>1464.4000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1458.699951">
                <text:p>1458.6999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1453.300049">
                <text:p>1453.3000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1451.800049">
                <text:p>1451.8000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1443.099976">
                <text:p>1443.099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1431.199951">
                <text:p>1431.1999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1436.400024">
                <text:p>1436.4000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1433.199951">
                <text:p>1433.1999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1430.199951">
                <text:p>1430.1999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1417.599976">
                <text:p>1417.5999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1415.300049">
                <text:p>1415.3000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1410.5">
                <text:p>1410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1403.699951">
                <text:p>1403.699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1399.800049">
                <text:p>1399.8000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1400.300049">
                <text:p>1400.3000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1396.199951">
                <text:p>1396.1999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1394.900024">
                <text:p>1394.900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1389.699951">
                <text:p>1389.699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1381.099976">
                <text:p>1381.0999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1384.800049">
                <text:p>1384.8000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1379.800049">
                <text:p>1379.8000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1376.599976">
                <text:p>1376.5999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1369.599976">
                <text:p>1369.5999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1368.599976">
                <text:p>1368.5999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1370.5">
                <text:p>1370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1364.199951">
                <text:p>1364.199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1360.199951">
                <text:p>1360.1999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1357.099976">
                <text:p>1357.0999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1356.099976">
                <text:p>1356.0999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1353.099976">
                <text:p>1353.0999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1352.400024">
                <text:p>1352.4000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1347.599976">
                <text:p>1347.5999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1344.800049">
                <text:p>1344.8000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1342.900024">
                <text:p>1342.9000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1338.699951">
                <text:p>1338.699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1332.400024">
                <text:p>1332.4000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1332.800049">
                <text:p>1332.8000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1332.599976">
                <text:p>1332.5999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1325.199951">
                <text:p>1325.1999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1324.599976">
                <text:p>1324.5999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1323.5">
                <text:p>132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1323.300049">
                <text:p>1323.3000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1319.699951">
                <text:p>1319.6999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1318.5">
                <text:p>1318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1315.199951">
                <text:p>1315.1999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1309.699951">
                <text:p>1309.6999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1308.800049">
                <text:p>1308.8000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1303.099976">
                <text:p>1303.0999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1302.900024">
                <text:p>1302.9000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1301.900024">
                <text:p>1301.900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1301.599976">
                <text:p>1301.5999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1299.199951">
                <text:p>1299.199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1295.900024">
                <text:p>1295.9000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1298.199951">
                <text:p>1298.1999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1294.099976">
                <text:p>1294.0999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1283.300049">
                <text:p>1283.3000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1282.099976">
                <text:p>1282.0999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1279.099976">
                <text:p>1279.0999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1280.099976">
                <text:p>1280.0999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1281.099976">
                <text:p>1281.0999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1276.199951">
                <text:p>1276.1999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1273.599976">
                <text:p>1273.5999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1270.400024">
                <text:p>1270.4000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1273.099976">
                <text:p>1273.0999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1268.800049">
                <text:p>1268.8000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1267.5">
                <text:p>126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1265.699951">
                <text:p>1265.699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1261.199951">
                <text:p>1261.199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1261.699951">
                <text:p>1261.6999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1257.599976">
                <text:p>1257.5999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1256.900024">
                <text:p>1256.9000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1254.300049">
                <text:p>1254.3000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1247.699951">
                <text:p>1247.699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1244.900024">
                <text:p>1244.9000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1244.599976">
                <text:p>1244.5999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1241.699951">
                <text:p>1241.6999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1241.800049">
                <text:p>1241.8000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1237.300049">
                <text:p>1237.3000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1234.300049">
                <text:p>1234.3000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1232.699951">
                <text:p>1232.6999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1229.800049">
                <text:p>1229.8000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1227.099976">
                <text:p>1227.0999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1223.199951">
                <text:p>1223.1999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1223.900024">
                <text:p>1223.9000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1221.5">
                <text:p>1221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1220.300049">
                <text:p>1220.3000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1219.400024">
                <text:p>1219.4000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1217.300049">
                <text:p>1217.3000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1216.900024">
                <text:p>1216.9000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1214.199951">
                <text:p>1214.199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1214.199951">
                <text:p>1214.199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1211.400024">
                <text:p>1211.400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1213.300049">
                <text:p>1213.3000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1211.699951">
                <text:p>1211.6999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1208.400024">
                <text:p>1208.400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1206.199951">
                <text:p>1206.1999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1203.599976">
                <text:p>1203.5999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1202.400024">
                <text:p>1202.400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1200.800049">
                <text:p>1200.8000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1197.300049">
                <text:p>1197.3000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1196.599976">
                <text:p>1196.5999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1196.599976">
                <text:p>1196.5999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1196.400024">
                <text:p>1196.4000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1195.599976">
                <text:p>1195.5999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1192.199951">
                <text:p>1192.1999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1192.699951">
                <text:p>1192.6999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1189.400024">
                <text:p>1189.400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1190.099976">
                <text:p>1190.0999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1188.800049">
                <text:p>1188.8000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1186.400024">
                <text:p>1186.4000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1184.699951">
                <text:p>1184.6999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1183.5">
                <text:p>1183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1182.099976">
                <text:p>1182.0999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1177.599976">
                <text:p>1177.5999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1175.800049">
                <text:p>1175.8000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1174.099976">
                <text:p>1174.0999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1171.599976">
                <text:p>1171.5999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1171.599976">
                <text:p>1171.5999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1170.199951">
                <text:p>1170.1999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1170.300049">
                <text:p>1170.300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1168.199951">
                <text:p>1168.1999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1165.300049">
                <text:p>1165.3000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1165.400024">
                <text:p>1165.4000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1164.599976">
                <text:p>1164.5999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1161.300049">
                <text:p>1161.3000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1159.900024">
                <text:p>1159.900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1159.699951">
                <text:p>1159.6999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1158.699951">
                <text:p>1158.6999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1157.699951">
                <text:p>1157.6999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1156.400024">
                <text:p>1156.4000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1155.400024">
                <text:p>1155.4000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1153.5">
                <text:p>115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1153.599976">
                <text:p>1153.5999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1151.599976">
                <text:p>1151.5999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1152.199951">
                <text:p>1152.1999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1148.699951">
                <text:p>1148.699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1149.099976">
                <text:p>1149.0999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1148.300049">
                <text:p>1148.3000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1146.5">
                <text:p>1146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1145.300049">
                <text:p>1145.3000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1145.199951">
                <text:p>1145.1999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1142.400024">
                <text:p>1142.4000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1141.300049">
                <text:p>1141.3000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1139.699951">
                <text:p>1139.6999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1139.599976">
                <text:p>1139.5999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1138.099976">
                <text:p>1138.0999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1138.199951">
                <text:p>1138.1999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1136.5">
                <text:p>1136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1133.400024">
                <text:p>1133.4000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1133.400024">
                <text:p>1133.4000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1132.400024">
                <text:p>1132.4000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1132.900024">
                <text:p>1132.9000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1131.699951">
                <text:p>1131.6999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1129.5">
                <text:p>1129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1129.199951">
                <text:p>1129.1999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1127.400024">
                <text:p>1127.4000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1126.900024">
                <text:p>1126.9000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1125.300049">
                <text:p>1125.3000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1123.400024">
                <text:p>1123.4000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1124.300049">
                <text:p>1124.3000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1121.900024">
                <text:p>1121.9000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1121.099976">
                <text:p>1121.0999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1120.900024">
                <text:p>1120.9000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1120.099976">
                <text:p>1120.0999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1118.599976">
                <text:p>1118.5999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1116.400024">
                <text:p>1116.4000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1115.599976">
                <text:p>1115.5999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1114.699951">
                <text:p>1114.699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1113.699951">
                <text:p>1113.699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1113.300049">
                <text:p>1113.300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1112.300049">
                <text:p>1112.3000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1110.699951">
                <text:p>1110.699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1109.599976">
                <text:p>1109.5999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1109.5">
                <text:p>1109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1108.699951">
                <text:p>1108.6999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1108.699951">
                <text:p>1108.6999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1106.599976">
                <text:p>1106.5999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1105.699951">
                <text:p>1105.6999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1104.199951">
                <text:p>1104.1999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1103.199951">
                <text:p>1103.1999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1102.800049">
                <text:p>1102.8000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1102.900024">
                <text:p>1102.9000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1100.699951">
                <text:p>1100.6999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1100.300049">
                <text:p>1100.3000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1099.099976">
                <text:p>1099.0999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1099.099976">
                <text:p>1099.0999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1096.800049">
                <text:p>1096.8000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1097.699951">
                <text:p>1097.6999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1096.800049">
                <text:p>1096.8000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1095.400024">
                <text:p>1095.4000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1093.900024">
                <text:p>1093.9000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1094.099976">
                <text:p>1094.0999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1092.400024">
                <text:p>1092.4000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1092.099976">
                <text:p>1092.0999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1091.199951">
                <text:p>1091.1999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1090.5">
                <text:p>1090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1089.5">
                <text:p>1089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1089.900024">
                <text:p>1089.9000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1087.400024">
                <text:p>1087.4000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1087.199951">
                <text:p>1087.1999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1086.400024">
                <text:p>1086.4000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1085.400024">
                <text:p>1085.4000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1084.900024">
                <text:p>1084.9000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1083.800049">
                <text:p>1083.8000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1083.199951">
                <text:p>1083.1999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1083.199951">
                <text:p>1083.199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1081.300049">
                <text:p>1081.3000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1081.5">
                <text:p>1081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1080.400024">
                <text:p>1080.4000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1079.800049">
                <text:p>1079.8000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1078.300049">
                <text:p>1078.3000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1078.300049">
                <text:p>1078.3000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1077.099976">
                <text:p>1077.0999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1076.199951">
                <text:p>1076.1999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1075.300049">
                <text:p>1075.3000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1074.5">
                <text:p>1074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1073.900024">
                <text:p>1073.9000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1073.599976">
                <text:p>1073.5999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1074.199951">
                <text:p>1074.199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1071.900024">
                <text:p>1071.9000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1071.199951">
                <text:p>1071.1999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1070.300049">
                <text:p>1070.3000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1069.599976">
                <text:p>1069.5999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1069.300049">
                <text:p>1069.300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1068.5">
                <text:p>1068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1066.900024">
                <text:p>1066.9000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1067.199951">
                <text:p>1067.1999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1065.800049">
                <text:p>1065.800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1064.900024">
                <text:p>1064.9000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1064.400024">
                <text:p>1064.4000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1064.699951">
                <text:p>1064.699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1062.900024">
                <text:p>1062.9000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1062.199951">
                <text:p>1062.1999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1060.800049">
                <text:p>1060.8000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1060.800049">
                <text:p>1060.8000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1059.300049">
                <text:p>1059.3000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1058.400024">
                <text:p>1058.4000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1057.900024">
                <text:p>1057.9000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1056.699951">
                <text:p>1056.6999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1056.5">
                <text:p>1056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1055.599976">
                <text:p>1055.5999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1054.900024">
                <text:p>1054.9000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1054.199951">
                <text:p>1054.1999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1052.699951">
                <text:p>1052.6999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1051.699951">
                <text:p>1051.6999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1051.699951">
                <text:p>1051.6999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1050.599976">
                <text:p>1050.5999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1050.5">
                <text:p>1050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1048.800049">
                <text:p>1048.8000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1048.400024">
                <text:p>1048.4000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1048.099976">
                <text:p>1048.0999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1047.300049">
                <text:p>1047.3000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1046.699951">
                <text:p>1046.6999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1046.400024">
                <text:p>1046.400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1045.199951">
                <text:p>1045.1999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1045.099976">
                <text:p>1045.0999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1044.599976">
                <text:p>1044.5999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1044.300049">
                <text:p>1044.3000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1042.5">
                <text:p>1042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1042.400024">
                <text:p>1042.400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1041.800049">
                <text:p>1041.8000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1040.900024">
                <text:p>1040.9000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1039.800049">
                <text:p>1039.8000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1038.699951">
                <text:p>1038.6999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1038.300049">
                <text:p>1038.3000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1037.5">
                <text:p>1037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1036.599976">
                <text:p>1036.5999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1036.199951">
                <text:p>1036.1999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1035.800049">
                <text:p>1035.8000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1035.199951">
                <text:p>1035.1999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1033.900024">
                <text:p>1033.9000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1033.900024">
                <text:p>1033.9000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1032.599976">
                <text:p>1032.5999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1032.5">
                <text:p>1032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1032.199951">
                <text:p>1032.1999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1031.300049">
                <text:p>1031.3000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1030.900024">
                <text:p>1030.9000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1030.099976">
                <text:p>1030.0999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1029.099976">
                <text:p>1029.0999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1028.300049">
                <text:p>1028.3000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1027.400024">
                <text:p>1027.4000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1026.800049">
                <text:p>1026.8000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1026.199951">
                <text:p>1026.199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1026.199951">
                <text:p>1026.199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1024.599976">
                <text:p>1024.5999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1023.799988">
                <text:p>1023.799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1023.299988">
                <text:p>1023.2999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1023.099976">
                <text:p>1023.0999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1022.599976">
                <text:p>1022.5999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1021.799988">
                <text:p>1021.7999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1021.299988">
                <text:p>1021.2999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1020.099976">
                <text:p>1020.0999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1020.299988">
                <text:p>1020.2999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1018.900024">
                <text:p>1018.9000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1017.900024">
                <text:p>1017.9000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1017.400024">
                <text:p>1017.4000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1016.900024">
                <text:p>1016.9000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1016.200012">
                <text:p>1016.2000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1015.200012">
                <text:p>1015.2000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1014.700012">
                <text:p>1014.7000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1013.799988">
                <text:p>1013.7999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1013.700012">
                <text:p>1013.7000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1011.400024">
                <text:p>1011.4000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1010.099976">
                <text:p>1010.099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1009.400024">
                <text:p>1009.4000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1008.799988">
                <text:p>1008.7999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1008.200012">
                <text:p>1008.2000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1007.400024">
                <text:p>1007.4000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1006.5">
                <text:p>1006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1005.599976">
                <text:p>1005.5999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